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159.99mm" svg:height="89.99mm" svg:x="13.55mm" svg:y="58.1mm">
            <loext:p draw:notify-on-update-of-ranges="Feuille1.D1:Feuille1.D1 Feuille1.D2:Feuille1.D9 Feuille1.E1:Feuille1.E1 Feuille1.E2:Feuille1.E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3"/>
          <table:table-cell office:value-type="string" calcext:value-type="string">
            <text:p>Population</text:p>
          </table:table-cell>
          <table:table-cell office:value-type="string" calcext:value-type="string">
            <text:p>Fitnes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522" calcext:value-type="float">
            <text:p>2522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76" calcext:value-type="float">
            <text:p>576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3578" calcext:value-type="float">
            <text:p>135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3:13:37.577000000</meta:creation-date>
    <dc:date>2017-05-08T14:10:20.815000000</dc:date>
    <meta:editing-duration>PT5M21S</meta:editing-duration>
    <meta:editing-cycles>3</meta:editing-cycles>
    <meta:generator>LibreOffice/5.1.0.3$Windows_x86 LibreOffice_project/5e3e00a007d9b3b6efb6797a8b8e57b51ab1f737</meta:generator>
    <meta:document-statistic meta:table-count="1" meta:cell-count="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17cm" svg:y="0.316cm" chart:style-name="ch2">
          <text:p>Fitness en fonction de la population</text:p>
        </chart:title>
        <chart:legend chart:legend-position="end" svg:x="13.518cm" svg:y="4.201cm" style:legend-expansion="high" chart:style-name="ch3"/>
        <chart:plot-area chart:style-name="ch4" table:cell-range-address="Feuille1.D1:Feuille1.E9" chart:data-source-has-labels="row" svg:x="1.331cm" svg:y="1.275cm" svg:width="11.867cm" svg:height="6.564cm">
          <chartooo:coordinate-region svg:x="2.323cm" svg:y="1.474cm" svg:width="10.596cm" svg:height="5.718cm"/>
          <chart:axis chart:dimension="x" chart:name="primary-x" chart:style-name="ch5">
            <chart:title svg:x="6.426cm" svg:y="8.019cm" chart:style-name="ch6">
              <text:p>Population</text:p>
            </chart:title>
          </chart:axis>
          <chart:axis chart:dimension="y" chart:name="primary-y" chart:style-name="ch5">
            <chart:title svg:x="0.451cm" svg:y="5.157cm" chart:style-name="ch7">
              <text:p>Fitness</text:p>
            </chart:title>
            <chart:grid chart:style-name="ch8" chart:class="major"/>
          </chart:axis>
          <chart:series chart:style-name="ch9" chart:values-cell-range-address="Feuille1.E2:Feuille1.E9" chart:label-cell-address="Feuille1.E1:Feuille1.E1" chart:class="chart:scatter">
            <chart:domain table:cell-range-address="Feuille1.D2:Feuille1.D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D</text:p>
              </table:table-cell>
              <table:table-cell office:value-type="string">
                <text:p>Fitness</text:p>
                <draw:g>
                  <svg:desc>Feuille1.E1:Feuille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D2:Feuille1.D9</svg:desc>
                </draw:g>
              </table:table-cell>
              <table:table-cell office:value-type="float" office:value="77">
                <text:p>77</text:p>
                <draw:g>
                  <svg:desc>Feuille1.E2:Feuille1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522">
                <text:p>25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578">
                <text:p>135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